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fo:color="#8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icken Wing Dumpling</text:p>
      <text:p text:style-name="Standard"/>
      <text:p text:style-name="P2">Put in food processer and blend until broken up, about 10-15 seconds. Do not blend too long.</text:p>
      <text:p text:style-name="Standard">½ leek</text:p>
      <text:p text:style-name="Standard">3 cloves garlic</text:p>
      <text:p text:style-name="Standard">2 tbsp ginger, sliced</text:p>
      <text:p text:style-name="Standard">1 tsp mushroom seasoning</text:p>
      <text:p text:style-name="Standard">¼ lbs pork butt or bacon or any fatty pork</text:p>
      <text:p text:style-name="Standard">1/8 cabbage, chopped</text:p>
      <text:p text:style-name="Standard">2 tbsp soy sauce</text:p>
      <text:p text:style-name="Standard">2 tbsp sake</text:p>
      <text:p text:style-name="Standard">1 tsp salt</text:p>
      <text:p text:style-name="Standard">1 tsp ground black pepper</text:p>
      <text:p text:style-name="Standard">2 tbsp hoisin sauce</text:p>
      <text:p text:style-name="P3">+ should I add green bell pepper?</text:p>
      <text:p text:style-name="Standard"/>
      <text:p text:style-name="P2">Add to food processer and blend, 5 seconds or so:</text:p>
      <text:p text:style-name="Standard">1 lbs ground pork (I used fatty ground pork rather than lean)</text:p>
      <text:p text:style-name="Standard"/>
      <text:p text:style-name="Standard">&gt; Remove mix from food processer into a bowl. Mix by hand and then refrigerate for 10 minutes.</text:p>
      <text:p text:style-name="Standard"/>
      <text:p text:style-name="Standard">&gt; Debone 20 chicken wings, leaving it in tact as much as possible.</text:p>
      <text:p text:style-name="Standard"/>
      <text:p text:style-name="P2">Marinate chicken wings for 10 minutes:</text:p>
      <text:p text:style-name="Standard">1 tbsp soy sauce</text:p>
      <text:p text:style-name="Standard">½ tbsp sake</text:p>
      <text:p text:style-name="Standard">2 tbsp sugar</text:p>
      <text:p text:style-name="Standard">1 tsp ground black pepper</text:p>
      <text:p text:style-name="Standard"/>
      <text:p text:style-name="P2">Make sauce mixture in a small pot, boil:</text:p>
      <text:p text:style-name="Standard">2 cups chicken broth</text:p>
      <text:p text:style-name="Standard">3 tbsp rice vinegar</text:p>
      <text:p text:style-name="Standard">½ cup sugar</text:p>
      <text:p text:style-name="Standard">2 tbsp ketchup</text:p>
      <text:p text:style-name="Standard">1 tbsp oyster sauce</text:p>
      <text:p text:style-name="Standard">1 tsp sesame oil</text:p>
      <text:p text:style-name="Standard">2 tbsp soy sauce</text:p>
      <text:p text:style-name="P3">+ should I add chili sauce or garlic chili sauce?</text:p>
      <text:p text:style-name="P3"/>
      <text:p text:style-name="Standard"/>
      <text:p text:style-name="P2">After sauce goes to a boil, add:</text:p>
      <text:p text:style-name="Standard">2 tbsp potato starch + 1 tbsp water mixture</text:p>
      <text:p text:style-name="Standard"/>
      <text:p text:style-name="Standard">&gt; After sauce thickens, take off heat.</text:p>
      <text:p text:style-name="Standard"/>
      <text:p text:style-name="Standard">&gt; Pipe in the filling into the chicken wings.</text:p>
      <text:p text:style-name="Standard"/>
      <text:p text:style-name="Standard">&gt; Add a little oil to a nonstick pan, medium heat. Once hot, add in chicken wings.</text:p>
      <text:p text:style-name="Standard"><text:soft-page-break/>&gt; After wings brown on both sides, add a little water and put a lid over the pan to steam the wings.</text:p>
      <text:p text:style-name="Standard"/>
      <text:p text:style-name="Standard">&gt; Remove oil from the pan using a paper towel. Add in parmesan cheese all over the chicken and pan. Cover pan with lid.</text:p>
      <text:p text:style-name="Standard">&gt; After the cheese crusts, plate the wings and add sau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17T12:31:12.47</meta:creation-date>
    <dc:date>2020-05-17T14:11:34.83</dc:date>
    <meta:editing-duration>PT1H40M12S</meta:editing-duration>
    <meta:editing-cycles>21</meta:editing-cycles>
    <meta:generator>OpenOffice/4.1.4$Win32 OpenOffice.org_project/414m5$Build-9788</meta:generator>
    <meta:document-statistic meta:table-count="0" meta:image-count="0" meta:object-count="0" meta:page-count="2" meta:paragraph-count="40" meta:word-count="296" meta:character-count="1447"/>
  </office:meta>
</office:document-meta>
</file>